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Book antiqua" svg:font-family="'Book antiqua'" style:font-family-generic="roman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ook antiqua"/>
    </style:style>
    <style:style style:name="P2" style:family="paragraph" style:parent-style-name="Standard">
      <style:paragraph-properties fo:text-align="justify" style:justify-single-word="false"/>
      <style:text-properties style:font-name="Book antiqua"/>
    </style:style>
    <style:style style:name="T1" style:family="text">
      <style:text-properties officeooo:rsid="00126412"/>
    </style:style>
    <style:style style:name="T2" style:family="text">
      <style:text-properties style:font-name="Book antiqua"/>
    </style:style>
    <style:style style:name="T3" style:family="text">
      <style:text-properties officeooo:rsid="0012d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er’s Part:</text:p>
      <text:p text:style-name="P1"/>
      <text:p text:style-name="P1">Loading time of the page is slow in <text:span text:style-name="T1">both Mobile and </text:span>Desktop. Comparing the loading time with competitors like <text:span text:style-name="T3">azure</text:span>, here’s what I draw.</text:p>
      <text:p text:style-name="P1"/>
      <text:p text:style-name="P1">Please look at the below link for statistics and few optimization techniques</text:p>
      <text:p text:style-name="P1"/>
      <text:p text:style-name="Standard"><text:a xlink:type="simple" xlink:href="https://developers.google.com/speed/pagespeed/insights/?url=https%3A%2F%2Fwww.backblaze.com%2F&amp;tab=desktop" text:style-name="Internet_20_link" text:visited-style-name="Visited_20_Internet_20_Link"><text:span text:style-name="T2">https://developers.google.com/speed/pagespeed/insights/?url=https%3A%2F%2Fwww.backblaze.com%2F&amp;tab=desktop</text:span></text:a></text:p>
      <text:p text:style-name="P1"/>
      <text:p text:style-name="P1">How to reduce?</text:p>
      <text:p text:style-name="P2"/>
      <text:p text:style-name="P2">1. <text:s/>Reduce <text:s/>number <text:s/>of <text:s/>JavaScript <text:s/>resource <text:s/>requests <text:s/>by <text:s/>concatenating <text:s/>and <text:s/>minifying <text:s/>might help, I’ve detected minification (xxx.min.js) of JS but combining and then minifying might help.</text:p>
      <text:p text:style-name="P2"><text:span text:style-name="T1">2</text:span>. A long cache lifetime can speed up repeat visits to your page. Caching <text:s/>the <text:s/>static <text:s/>JS, <text:s/>JQuery <text:s/>and <text:s/>CSS <text:s/>content. <text:s/>As <text:s/>we <text:s/>know, <text:s/>JS, <text:s/>JQuery <text:s/>and <text:s/>CSS <text:s/>code remains static most of the time. Caching them is a good option.</text:p>
      <text:p text:style-name="P2"><text:span text:style-name="T1">3</text:span>. <text:s/>Deferring JS loading by using defer. Forcing Browsers to load HTML and CSS first than JS and JQuery. Placing JS files at the footer sometimes.</text:p>
      <text:p text:style-name="P2"><text:span text:style-name="T1">4</text:span>. CDN – <text:s/>Content <text:s/>Delivery Network <text:s/>is a <text:s/>MUST! Amazon <text:s/>EC2 <text:s/>(your <text:s/>server) <text:s/>along <text:s/>with Amazon CloudFront (CDN) can be a good platform. But, Cloudflare CDN is the best (in my opinion).</text:p>
      <text:p text:style-name="P2"><text:span text:style-name="T3">5</text:span>. <text:s/>For <text:s/>a <text:s/>website, <text:s/>High <text:s/>Quality <text:s/>images <text:s/>are <text:s/>crucial. <text:s/>But <text:s/>at <text:s/>the <text:s/>same time,compressing and resizing is highly recommended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Book antiqua" svg:font-family="'Book antiqua'" style:font-family-generic="roman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0:32:12.187979377</meta:creation-date>
    <dc:date>2019-04-13T20:48:54.805521823</dc:date>
    <meta:editing-duration>PT6M26S</meta:editing-duration>
    <meta:editing-cycles>1</meta:editing-cycles>
    <meta:document-statistic meta:table-count="0" meta:image-count="0" meta:object-count="0" meta:page-count="1" meta:paragraph-count="10" meta:word-count="185" meta:character-count="1232" meta:non-whitespace-character-count="1008"/>
    <meta:generator>LibreOffice/6.0.6.2$Linux_X86_64 LibreOffice_project/00m0$Build-2</meta:generator>
  </office:meta>
</office:document-meta>
</file>